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76in" style:rel-column-width="21831*"/>
    </style:style>
    <style:style style:name="Table4.B" style:family="table-column">
      <style:table-column-properties style:column-width="2.2125in" style:rel-column-width="20931*"/>
    </style:style>
    <style:style style:name="Table4.C" style:family="table-column">
      <style:table-column-properties style:column-width="2.4069in" style:rel-column-width="22773*"/>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fo:keep-with-next="always"/>
    </style:style>
    <style:style style:name="Table5.A" style:family="table-column">
      <style:table-column-properties style:column-width="2.3076in" style:rel-column-width="21831*"/>
    </style:style>
    <style:style style:name="Table5.B" style:family="table-column">
      <style:table-column-properties style:column-width="2.2125in" style:rel-column-width="20931*"/>
    </style:style>
    <style:style style:name="Table5.C" style:family="table-column">
      <style:table-column-properties style:column-width="2.4069in" style:rel-column-width="22773*"/>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2.3076in" style:rel-column-width="21831*"/>
    </style:style>
    <style:style style:name="Table6.B" style:family="table-column">
      <style:table-column-properties style:column-width="2.2125in" style:rel-column-width="20931*"/>
    </style:style>
    <style:style style:name="Table6.C" style:family="table-column">
      <style:table-column-properties style:column-width="2.4069in" style:rel-column-width="22773*"/>
    </style:style>
    <style:style style:name="Table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0c0c0"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3.125in" style:rel-column-width="29564*"/>
    </style:style>
    <style:style style:name="Table2.B" style:family="table-column">
      <style:table-column-properties style:column-width="3.8021in" style:rel-column-width="359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2" style:family="paragraph" style:parent-style-name="Preformatted_20_Text">
      <style:paragraph-properties fo:margin-left="0in" fo:margin-right="0in" fo:text-align="center" style:justify-single-word="false" fo:text-indent="0in" style:auto-text-indent="true"/>
      <style:text-properties style:font-name="DejaVu Sans1" fo:font-size="12pt" style:font-name-asian="Courier New3" style:font-size-asian="12pt" style:font-name-complex="Courier New3" style:font-size-complex="12pt"/>
    </style:style>
    <style:style style:name="P3" style:family="paragraph" style:parent-style-name="Preformatted_20_Text">
      <style:paragraph-properties fo:margin-left="0in" fo:margin-right="0in" fo:text-align="center" style:justify-single-word="false" fo:text-indent="0in" style:auto-text-indent="true"/>
      <style:text-properties style:font-name="DejaVu Sans1" fo:font-size="12pt" officeooo:paragraph-rsid="00152f6a" style:font-name-asian="Courier New3" style:font-size-asian="12pt" style:font-name-complex="Courier New3" style:font-size-complex="12pt"/>
    </style:style>
    <style:style style:name="P4"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5" style:family="paragraph" style:parent-style-name="Preformatted_20_Text">
      <style:paragraph-properties fo:margin-left="0in" fo:margin-right="0in" fo:text-align="center" style:justify-single-word="false" fo:text-indent="0in" style:auto-text-indent="true"/>
      <style:text-properties style:font-name="DejaVu Sans1" fo:font-size="11pt" style:font-size-asian="11pt" style:font-size-complex="11pt"/>
    </style:style>
    <style:style style:name="P6" style:family="paragraph" style:parent-style-name="Preformatted_20_Text">
      <style:paragraph-properties fo:margin-left="0in" fo:margin-right="0in" fo:text-align="center" style:justify-single-word="false" fo:text-indent="0in" style:auto-text-indent="true"/>
      <style:text-properties style:font-name="DejaVu Sans1" fo:font-size="11pt" officeooo:paragraph-rsid="00152f6a" style:font-size-asian="11pt" style:font-size-complex="11pt"/>
    </style:style>
    <style:style style:name="P7" style:family="paragraph" style:parent-style-name="Preformatted_20_Text">
      <style:paragraph-properties fo:margin-left="0in" fo:margin-right="0in" fo:text-indent="0in" style:auto-text-indent="true"/>
      <style:text-properties style:font-name="DejaVu Sans1" fo:font-size="11pt" officeooo:paragraph-rsid="00152f6a" style:font-size-asian="11pt" style:font-size-complex="11pt"/>
    </style:style>
    <style:style style:name="P8" style:family="paragraph" style:parent-style-name="Preformatted_20_Text">
      <style:paragraph-properties fo:margin-left="0in" fo:margin-right="0in" fo:text-indent="0in" style:auto-text-indent="true"/>
      <style:text-properties style:font-name="DejaVu Sans1" fo:font-size="11pt" officeooo:paragraph-rsid="00166502" style:font-size-asian="11pt" style:font-size-complex="11pt"/>
    </style:style>
    <style:style style:name="P9" style:family="paragraph" style:parent-style-name="Preformatted_20_Text">
      <style:paragraph-properties fo:margin-left="0in" fo:margin-right="0in" fo:text-indent="0in" style:auto-text-indent="true"/>
      <style:text-properties style:font-name="DejaVu Sans1" fo:font-size="11pt" officeooo:paragraph-rsid="00186299" style:font-size-asian="11pt" style:font-size-complex="11pt"/>
    </style:style>
    <style:style style:name="P10" style:family="paragraph" style:parent-style-name="Preformatted_20_Text">
      <style:paragraph-properties fo:margin-left="0in" fo:margin-right="0in" fo:text-align="center" style:justify-single-word="false" fo:text-indent="0in" style:auto-text-indent="true"/>
      <style:text-properties style:font-name="DejaVu Sans1" fo:font-size="11pt" style:font-name-asian="Courier New3" style:font-size-asian="11pt" style:font-name-complex="Courier New3" style:font-size-complex="11pt"/>
    </style:style>
    <style:style style:name="P11" style:family="paragraph" style:parent-style-name="Preformatted_20_Text">
      <style:paragraph-properties fo:margin-left="0in" fo:margin-right="0in" fo:text-align="center" style:justify-single-word="false" fo:text-indent="0in" style:auto-text-indent="true"/>
      <style:text-properties style:font-name="DejaVu Sans1" fo:font-size="11pt" officeooo:paragraph-rsid="00152f6a" style:font-name-asian="Courier New3" style:font-size-asian="11pt" style:font-name-complex="Courier New3" style:font-size-complex="11pt"/>
    </style:style>
    <style:style style:name="P12"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13" style:family="paragraph" style:parent-style-name="Preformatted_20_Text">
      <style:paragraph-properties fo:margin-left="0in" fo:margin-right="0in" fo:text-indent="0in" style:auto-text-indent="true"/>
      <style:text-properties officeooo:paragraph-rsid="00152f6a"/>
    </style:style>
    <style:style style:name="P14" style:family="paragraph" style:parent-style-name="Standard">
      <style:paragraph-properties fo:margin-left="0in" fo:margin-right="0in" fo:text-align="center" style:justify-single-word="false" fo:text-indent="0in" style:auto-text-indent="true"/>
      <style:text-properties style:font-name="DejaVu Sans1" fo:font-size="11pt" style:font-size-asian="11pt" style:font-size-complex="11pt"/>
    </style:style>
    <style:style style:name="P15" style:family="paragraph" style:parent-style-name="Standard">
      <style:paragraph-properties fo:margin-left="0in" fo:margin-right="0in" fo:text-indent="0in" style:auto-text-indent="true"/>
      <style:text-properties officeooo:paragraph-rsid="00152f6a"/>
    </style:style>
    <style:style style:name="P16" style:family="paragraph" style:parent-style-name="Table">
      <style:paragraph-properties fo:margin-left="0in" fo:margin-right="0in" fo:text-indent="0in" style:auto-text-indent="true"/>
      <style:text-properties officeooo:paragraph-rsid="00166502"/>
    </style:style>
    <style:style style:name="P17" style:family="paragraph" style:parent-style-name="Preformatted_20_Text">
      <style:text-properties style:font-name="DejaVu Sans1" fo:font-size="11pt" officeooo:paragraph-rsid="000e92e2" style:font-size-asian="11pt" style:font-size-complex="11pt"/>
    </style:style>
    <style:style style:name="P18" style:family="paragraph" style:parent-style-name="Preformatted_20_Text">
      <style:text-properties style:font-name="DejaVu Sans1" fo:font-size="11pt" officeooo:paragraph-rsid="000e92e2" style:font-name-asian="Courier New3" style:font-size-asian="11pt" style:font-name-complex="Courier New3" style:font-size-complex="11pt"/>
    </style:style>
    <style:style style:name="P19" style:family="paragraph" style:parent-style-name="Preformatted_20_Text">
      <style:paragraph-properties fo:text-align="start" style:justify-single-word="false"/>
      <style:text-properties style:font-name="DejaVu Sans1" fo:font-size="11pt" officeooo:paragraph-rsid="000e92e2" style:font-name-asian="Courier New3" style:font-size-asian="11pt" style:font-name-complex="Courier New3" style:font-size-complex="11pt"/>
    </style:style>
    <style:style style:name="P20" style:family="paragraph" style:parent-style-name="code" style:list-style-name="L4"/>
    <style:style style:name="P21" style:family="paragraph" style:parent-style-name="Heading_20_2">
      <style:text-properties officeooo:paragraph-rsid="00166502"/>
    </style:style>
    <style:style style:name="P22" style:family="paragraph" style:parent-style-name="Heading_20_2">
      <style:paragraph-properties fo:margin-left="0in" fo:margin-right="0in" fo:text-indent="0in" style:auto-text-indent="true"/>
    </style:style>
    <style:style style:name="P23" style:family="paragraph" style:parent-style-name="Heading_20_2">
      <style:paragraph-properties fo:margin-left="0in" fo:margin-right="0in" fo:text-indent="0in" style:auto-text-indent="true"/>
      <style:text-properties style:font-name="DejaVu Sans1" fo:font-size="11pt" style:font-size-asian="11pt" style:font-size-complex="11pt"/>
    </style:style>
    <style:style style:name="P24" style:family="paragraph" style:parent-style-name="Heading_20_2">
      <style:paragraph-properties fo:margin-left="0in" fo:margin-right="0in" fo:text-indent="0in" style:auto-text-indent="true"/>
      <style:text-properties style:font-name="DejaVu Sans1" fo:font-size="11pt" officeooo:paragraph-rsid="00152f6a" style:font-size-asian="11pt" style:font-size-complex="11pt"/>
    </style:style>
    <style:style style:name="P25" style:family="paragraph" style:parent-style-name="Heading_20_2">
      <style:paragraph-properties fo:margin-left="0in" fo:margin-right="0in" fo:text-indent="0in" style:auto-text-indent="true"/>
      <style:text-properties officeooo:paragraph-rsid="00152f6a"/>
    </style:style>
    <style:style style:name="P26" style:family="paragraph" style:parent-style-name="Preformatted_20_Text">
      <style:paragraph-properties fo:margin-left="0in" fo:margin-right="0in" fo:text-indent="0in" style:auto-text-indent="true"/>
      <style:text-properties style:font-name="DejaVu Sans1" fo:font-size="11pt" officeooo:paragraph-rsid="00152f6a" style:font-size-asian="11pt" style:font-size-complex="11pt"/>
    </style:style>
    <style:style style:name="P27" style:family="paragraph" style:parent-style-name="Preformatted_20_Text">
      <style:paragraph-properties fo:margin-left="0in" fo:margin-right="0in" fo:text-indent="0in" style:auto-text-indent="true"/>
      <style:text-properties style:font-name="DejaVu Sans1" fo:font-size="11pt" officeooo:paragraph-rsid="00186299" style:font-size-asian="11pt" style:font-size-complex="11pt"/>
    </style:style>
    <style:style style:name="P28" style:family="paragraph" style:parent-style-name="Preformatted_20_Text" style:list-style-name="L1">
      <style:text-properties style:font-name="DejaVu Sans1" fo:font-size="11pt" style:font-size-asian="11pt" style:font-size-complex="11pt"/>
    </style:style>
    <style:style style:name="P29" style:family="paragraph" style:parent-style-name="Preformatted_20_Text" style:list-style-name="L3">
      <style:text-properties style:font-name="DejaVu Sans1" fo:font-size="11pt" style:font-size-asian="11pt" style:font-size-complex="11pt"/>
    </style:style>
    <style:style style:name="P30" style:family="paragraph" style:parent-style-name="Preformatted_20_Text" style:list-style-name="L2">
      <style:text-properties style:font-name="DejaVu Sans1" fo:font-size="11pt" officeooo:paragraph-rsid="000e92e2" style:font-name-asian="Courier New3" style:font-size-asian="11pt" style:font-name-complex="Courier New3" style:font-size-complex="11pt"/>
    </style:style>
    <style:style style:name="P31" style:family="paragraph" style:parent-style-name="Heading_20_3">
      <style:paragraph-properties fo:margin-left="0in" fo:margin-right="0in" fo:text-indent="0in" style:auto-text-indent="true"/>
    </style:style>
    <style:style style:name="P32" style:family="paragraph" style:parent-style-name="Heading_20_1">
      <style:paragraph-properties fo:margin-left="0in" fo:margin-right="0in" fo:text-indent="0in" style:auto-text-indent="true" fo:break-before="page"/>
    </style:style>
    <style:style style:name="P33" style:family="paragraph" style:parent-style-name="Heading_20_1">
      <style:paragraph-properties fo:margin-left="0in" fo:margin-right="0in" fo:text-indent="0in" style:auto-text-indent="true"/>
      <style:text-properties officeooo:paragraph-rsid="00166502"/>
    </style:style>
    <style:style style:name="T1" style:family="text">
      <style:text-properties fo:font-size="11pt" style:font-size-asian="11pt" style:font-size-complex="11pt"/>
    </style:style>
    <style:style style:name="T2" style:family="text">
      <style:text-properties style:font-name-asian="Courier New3" style:font-name-complex="Courier New3"/>
    </style:style>
    <style:style style:name="T3" style:family="text">
      <style:text-properties fo:font-size="12pt" style:font-size-asian="12pt" style:font-size-complex="12pt"/>
    </style:style>
    <style:style style:name="T4" style:family="text">
      <style:text-properties fo:background-color="#c0c0c0" loext:char-shading-value="0"/>
    </style:style>
    <style:style style:name="T5" style:family="text">
      <style:text-properties officeooo:rsid="00152658"/>
    </style:style>
    <style:style style:name="T6" style:family="text">
      <style:text-properties officeooo:rsid="0015bbbc"/>
    </style:style>
    <style:style style:name="T7" style:family="text">
      <style:text-properties officeooo:rsid="001aeb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s>
      <text:h text:style-name="P32" text:outline-level="1">Chapter 2 <text:s/>Data Types </text:h>
      <text:p text:style-name="P1"/>
      <text:p text:style-name="P4">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4"/>
      <text:p text:style-name="P1"><text:span text:style-name="T1">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h text:style-name="P24" text:outline-level="2">Signed Versus Unsigned Data Types </text:h>
      <text:p text:style-name="P7">Signed data types, as the name implies, can be negative, zero or positive. <text:s/>Unsigned types can only be zero or positive, which give them a greater positive range <text:span text:style-name="T3">than their </text:span>signed counterparts. If your data will never be negative, using the unsigned data types will allow you to store larger numbers in the same size variable. </text:p>
      <text:p text:style-name="P7"/>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2"><text:span text:style-name="T5">Signed </text:span>Numeric Data </text:p>
          </table:table-cell>
          <table:table-cell table:style-name="Table4.A1" office:value-type="string">
            <text:p text:style-name="P2">Types Size</text:p>
          </table:table-cell>
          <table:table-cell table:style-name="Table4.C1" office:value-type="string">
            <text:p text:style-name="P2">Limits </text:p>
          </table:table-cell>
        </table:table-row>
        <table:table-row>
          <table:table-cell table:style-name="Table4.A2" office:value-type="string">
            <text:p text:style-name="P10">Byte </text:p>
          </table:table-cell>
          <table:table-cell table:style-name="Table4.B2" office:value-type="string">
            <text:p text:style-name="P10">8-bit signed, 1 byte</text:p>
          </table:table-cell>
          <table:table-cell table:style-name="Table4.C2" office:value-type="string">
            <text:p text:style-name="P10">-128 to 127</text:p>
          </table:table-cell>
        </table:table-row>
        <table:table-row>
          <table:table-cell table:style-name="Table4.A4" office:value-type="string">
            <text:p text:style-name="P5">Integer <text:s/></text:p>
          </table:table-cell>
          <table:table-cell table:style-name="Table4.B3" office:value-type="string">
            <text:p text:style-name="P10">(Long) 32-bit, signed, 4 bytes</text:p>
          </table:table-cell>
          <table:table-cell table:style-name="Table4.C3" office:value-type="string">
            <text:p text:style-name="P14">-2,147,483,648 to </text:p>
            <text:p text:style-name="P10">2,147,483,647 </text:p>
          </table:table-cell>
        </table:table-row>
        <table:table-row>
          <table:table-cell table:style-name="Table4.A4" office:value-type="string">
            <text:p text:style-name="P5">LongInt</text:p>
          </table:table-cell>
          <table:table-cell table:style-name="Table4.B4" office:value-type="string">
            <text:p text:style-name="P10"><text:s/>64-bit, signed, 8 bytes </text:p>
          </table:table-cell>
          <table:table-cell table:style-name="Table4.C4" office:value-type="string">
            <text:p text:style-name="P14">-9,223,372,036,854 775, 808</text:p>
            <text:p text:style-name="P5">to </text:p>
            <text:p text:style-name="P5">9,223,<text:span text:style-name="T2">372,036,854,775,807 </text:span></text:p>
          </table:table-cell>
        </table:table-row>
        <table:table-row>
          <table:table-cell table:style-name="Table4.A5" office:value-type="string">
            <text:p text:style-name="P10">Short 16-bit, </text:p>
          </table:table-cell>
          <table:table-cell table:style-name="Table4.B5" office:value-type="string">
            <text:p text:style-name="P10">signed, 2 bytes </text:p>
          </table:table-cell>
          <table:table-cell table:style-name="Table4.C5" office:value-type="string">
            <text:p text:style-name="P10">-32,768 to 32,767 </text:p>
          </table:table-cell>
        </table:table-row>
      </table:table>
      <text:p text:style-name="Table">Table <text:span text:style-name="T6">2.1</text:span>: FreeBasic Signed Numeric Data Types </text:p>
      <text:p text:style-name="P7"><text:s/></text:p>
      <text:p text:style-name="P7"/>
      <text:p text:style-name="P7"/>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text:span text:style-name="T5">Unsigned </text:span>Numeric Data </text:p>
            </table:table-cell>
            <table:table-cell table:style-name="Table5.A1" office:value-type="string">
              <text:p text:style-name="P2">Types Size</text:p>
            </table:table-cell>
            <table:table-cell table:style-name="Table5.C1" office:value-type="string">
              <text:p text:style-name="P2">Limits </text:p>
            </table:table-cell>
          </table:table-row>
        </table:table-header-rows>
        <table:table-row>
          <table:table-cell table:style-name="Table5.A2" office:value-type="string">
            <text:p text:style-name="P10">UByte <text:s/></text:p>
          </table:table-cell>
          <table:table-cell table:style-name="Table5.B2" office:value-type="string">
            <text:p text:style-name="P10">8-bit, unsigned, 1 byte</text:p>
          </table:table-cell>
          <table:table-cell table:style-name="Table5.C2" office:value-type="string">
            <text:p text:style-name="P10">0 to 255 </text:p>
          </table:table-cell>
        </table:table-row>
        <table:table-row>
          <table:table-cell table:style-name="Table5.A5" office:value-type="string">
            <text:p text:style-name="P10">UInteger </text:p>
          </table:table-cell>
          <table:table-cell table:style-name="Table5.B3" office:value-type="string">
            <text:p text:style-name="P10">32-bit, unsigned , 4 bytes </text:p>
          </table:table-cell>
          <table:table-cell table:style-name="Table5.C3" office:value-type="string">
            <text:p text:style-name="P10">0 to 4,294,967,295</text:p>
          </table:table-cell>
        </table:table-row>
        <table:table-row>
          <table:table-cell table:style-name="Table5.A5" office:value-type="string">
            <text:p text:style-name="P5">ULongInt </text:p>
          </table:table-cell>
          <table:table-cell table:style-name="Table5.B4" office:value-type="string">
            <text:p text:style-name="P10">64-bit, unsigned, 8 bytes </text:p>
          </table:table-cell>
          <table:table-cell table:style-name="Table5.C4" office:value-type="string">
            <text:p text:style-name="P14">0 to 18,446,744,073,709,551,61 <text:span text:style-name="T2">5 </text:span></text:p>
          </table:table-cell>
        </table:table-row>
        <table:table-row>
          <table:table-cell table:style-name="Table5.A5" office:value-type="string">
            <text:p text:style-name="P10">Ushort </text:p>
          </table:table-cell>
          <table:table-cell table:style-name="Table5.B5" office:value-type="string">
            <text:p text:style-name="P10">16-bit, unsigned, 2 bytes</text:p>
          </table:table-cell>
          <table:table-cell table:style-name="Table5.C5" office:value-type="string">
            <text:p text:style-name="P10">0 to 65365 </text:p>
          </table:table-cell>
        </table:table-row>
      </table:table>
      <text:p text:style-name="Table">Table <text:span text:style-name="T6">2</text:span>.<text:span text:style-name="T6">2</text:span>: FreeBasic Unsigned Numeric Data Types </text:p>
      <text:p text:style-name="P13"><text:soft-page-break/><text:s/></text:p>
      <text:p text:style-name="P4"/>
      <text:h text:style-name="P22" text:outline-level="2">The Floating Point Data Type </text:h>
      <text:p text:style-name="P4">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p text:style-name="P4"/>
      <text:p text:style-name="P15"/>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text:span text:style-name="T5">Floating Point </text:span>Numeric Data </text:p>
            </table:table-cell>
            <table:table-cell table:style-name="Table6.A1" office:value-type="string">
              <text:p text:style-name="P3">Types Size</text:p>
            </table:table-cell>
            <table:table-cell table:style-name="Table6.C1" office:value-type="string">
              <text:p text:style-name="P3">Limits </text:p>
            </table:table-cell>
          </table:table-row>
        </table:table-header-rows>
        <table:table-row>
          <table:table-cell table:style-name="Table6.A2" office:value-type="string">
            <text:p text:style-name="P6">Single </text:p>
          </table:table-cell>
          <table:table-cell table:style-name="Table6.B2" office:value-type="string">
            <text:p text:style-name="P11">32-bit, floating point, 4bytes </text:p>
          </table:table-cell>
          <table:table-cell table:style-name="Table6.C2" office:value-type="string">
            <text:p text:style-name="P11">1.1 E-38 to 3.43 E+38 </text:p>
          </table:table-cell>
        </table:table-row>
        <table:table-row>
          <table:table-cell table:style-name="Table6.A3" office:value-type="string">
            <text:p text:style-name="P6">Double </text:p>
            <text:p text:style-name="P11"/>
          </table:table-cell>
          <table:table-cell table:style-name="Table6.B3" office:value-type="string">
            <text:p text:style-name="P11">64-bit, floating point, 8bytes </text:p>
          </table:table-cell>
          <table:table-cell table:style-name="Table6.C3" office:value-type="string">
            <text:p text:style-name="P11">-2.2E-308 to +1.7E+308 </text:p>
          </table:table-cell>
        </table:table-row>
      </table:table>
      <text:p text:style-name="Table">Table <text:span text:style-name="T6">2.3</text:span>: FreeBasic Floating Point Numeric Data Types</text:p>
      <text:p text:style-name="P7"><text:s/></text:p>
      <text:h text:style-name="P24" text:outline-level="2"/>
      <text:h text:style-name="P22" text:outline-level="2">Pointer Data Types </text:h>
      <text:p text:style-name="P4">Pointer data types are unlike the other data types in that they store a memory address and not data. Since pointers are handled differently than regular data types, a separate chapter has been devoted to the subject .</text:p>
      <text:p text:style-name="P4"/>
      <text:h text:style-name="P25" text:outline-level="2"/>
      <text:h text:style-name="P25" text:outline-level="2"/>
      <text:h text:style-name="P33" text:outline-level="1">String Data Types</text:h>
      <text:p text:style-name="P8"/>
      <table:table table:name="Table2" table:style-name="Table2">
        <table:table-column table:style-name="Table2.A"/>
        <table:table-column table:style-name="Table2.B"/>
        <text:soft-page-break/>
        <table:table-row>
          <table:table-cell table:style-name="Table2.A1" office:value-type="string">
            <text:p text:style-name="P8">String Type</text:p>
          </table:table-cell>
          <table:table-cell table:style-name="Table2.B1" office:value-type="string">
            <text:p text:style-name="P8">Purpose </text:p>
          </table:table-cell>
        </table:table-row>
        <table:table-row>
          <table:table-cell table:style-name="Table2.A2" office:value-type="string">
            <text:p text:style-name="P8">Dynamic</text:p>
          </table:table-cell>
          <table:table-cell table:style-name="Table2.B2" office:value-type="string">
            <text:p text:style-name="P8"><text:s/>8-bit string that is dynamically allocated and automatically resized. </text:p>
          </table:table-cell>
        </table:table-row>
        <table:table-row>
          <table:table-cell table:style-name="Table2.A2" office:value-type="string">
            <text:p text:style-name="P8">Fixed Length </text:p>
          </table:table-cell>
          <table:table-cell table:style-name="Table2.B2" office:value-type="string">
            <text:p text:style-name="P8">8-bit, fixed-length string.</text:p>
          </table:table-cell>
        </table:table-row>
        <table:table-row>
          <table:table-cell table:style-name="Table2.A2" office:value-type="string">
            <text:p text:style-name="P8">Zstring</text:p>
          </table:table-cell>
          <table:table-cell table:style-name="Table2.B2" office:value-type="string">
            <text:p text:style-name="P8">8-bit, fixed-length, Null terminated character string. A Zstring is a C-style string. </text:p>
          </table:table-cell>
        </table:table-row>
        <table:table-row>
          <table:table-cell table:style-name="Table2.A2" office:value-type="string">
            <text:p text:style-name="P8">Wstring </text:p>
          </table:table-cell>
          <table:table-cell table:style-name="Table2.B2" office:value-type="string">
            <text:p text:style-name="P8"><text:s text:c="2"/>16-bit, fixed-length, <text:s text:c="2"/>Null terminated string used withUnicode functions.</text:p>
          </table:table-cell>
        </table:table-row>
      </table:table>
      <text:p text:style-name="Table">Table <text:span text:style-name="T7">2.4</text:span>: String Data Types</text:p>
      <text:p text:style-name="P16"/>
      <text:h text:style-name="P21" text:outline-level="2">Dynamic Strings </text:h>
      <text:p text:style-name="P8"/>
      <text:p text:style-name="P8">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text:p>
      <text:p text:style-name="P8"/>
      <text:h text:style-name="P21" text:outline-level="2">Fixed Length Strings </text:h>
      <text:p text:style-name="P8"/>
      <text:p text:style-name="P8">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P8"/>
      <text:h text:style-name="P21" text:outline-level="2">Zstrings </text:h>
      <text:p text:style-name="P8"/>
      <text:p text:style-name="P8">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ext:p>
      <text:p text:style-name="P8">them just like fixed strings, automatically truncating data to fit the defined size. </text:p>
      <text:p text:style-name="P8"/>
      <text:h text:style-name="P21" text:outline-level="2">Wstrings </text:h>
      <text:p text:style-name="P8"/>
      <text:p text:style-name="P9">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p>
      <text:p text:style-name="P9"/>
      <text:h text:style-name="Heading_20_2" text:outline-level="2"><text:soft-page-break/>Composite Data Types </text:h>
      <text:p text:style-name="P9"/>
      <text:p text:style-name="P9">There are times when creating a program that you may want to define an aggregate structure such as a personnel record, or an enemy in a game. While you can do this using individual data types, it is hard to manage within a program. FreeBasic offers two composite data types, the Type and Union.</text:p>
      <text:h text:style-name="Heading_20_2" text:outline-level="2">Arrays </text:h>
      <text:p text:style-name="P9"/>
      <text:p text:style-name="P9">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programmer.</text:p>
      <text:p text:style-name="P9"/>
      <text:h text:style-name="P25" text:outline-level="2">Which Data Type To Use? </text:h>
      <text:p text:style-name="P7"/>
      <text:p text:style-name="P7">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7"/>
      <text:p text:style-name="P7">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7">and does so more efficiently, even though you are “wasting” 3 bytes of memory by using an integer for an ASCII code. </text:p>
      <text:p text:style-name="P7"/>
      <text:p text:style-name="P7">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7">For large integer data you should use a uinteger for positive data or a longint for large negative and positive numbers. These are only suggestions; what data type you end up using will be dictated by the needs of your program. </text:p>
      <text:p text:style-name="P7"/>
      <text:p text:style-name="P7">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p text:style-name="P7"/>
      <text:h text:style-name="P22" text:outline-level="2">Numeric Variables </text:h>
      <text:p text:style-name="P4">The numeric data types define what numbers you can work with in your program, but you must create variables to actually hold the numbers. A variable is a name composed of letters, numbers or the underscore character such as MyInteger, or MyInteger2. There are rules for variable naming <text:soft-page-break/>though, that you must keep in mind. </text:p>
      <text:p text:style-name="P4"/>
      <text:list xml:id="list1298125652" text:style-name="L1">
        <text:list-item>
          <text:p text:style-name="P28">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28"/>
        </text:list-item>
        <text:list-item>
          <text:p text:style-name="P28">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28"/>
        </text:list-item>
        <text:list-item>
          <text:p text:style-name="P28">Numbers can be used in a variable name, but cannot be the first character. MyVar1 is legal, but 1MyVar will generate a compiler error. </text:p>
          <text:p text:style-name="P28"/>
        </text:list-item>
      </text:list>
      <text:p text:style-name="P4">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4"/>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1" text:note-class="footnote"><text:note-citation>1</text:note-citation><text:note-body><text:p text:style-name="P12">See WhatIs.com Definitions: http://whatis.techtarget.com/sDefinition/0,290660,sid9_gci211714,00.html </text:p></text:note-body></text:note></text:p>
      <text:p text:style-name="P4"/>
      <text:h text:style-name="P22" text:outline-level="2">The Dim Statement </text:h>
      <text:p text:style-name="P4"/>
      <text:p text:style-name="P4">The second, and preferred method is to explicitly declare variables in your program using the Dim statement. The Dim statement instructs the compiler to set aside some memory for a variable of a particular data type. For example, the statement Dim </text:p>
      <text:p text:style-name="P4">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4"/>
      <table:table table:name="Table1" table:style-name="Table1">
        <table:table-column table:style-name="Table1.A"/>
        <table:table-column table:style-name="Table1.B"/>
        <table:table-row>
          <table:table-cell table:style-name="Table1.A1" office:value-type="string">
            <text:p text:style-name="P18">Dim myVar As Integer</text:p>
          </table:table-cell>
          <table:table-cell table:style-name="Table1.B1" office:value-type="string">
            <text:p text:style-name="P18">This will create a single integer-type variable. </text:p>
          </table:table-cell>
        </table:table-row>
        <table:table-row>
          <table:table-cell table:style-name="Table1.A2" office:value-type="string">
            <text:p text:style-name="P18">Dim As Integer myVar, myVar2</text:p>
          </table:table-cell>
          <table:table-cell table:style-name="Table1.B2" office:value-type="string">
            <text:p text:style-name="P19">This will create two integer-type variables.</text:p>
          </table:table-cell>
        </table:table-row>
        <table:table-row>
          <table:table-cell table:style-name="Table1.A2" office:value-type="string">
            <text:p text:style-name="P18">Dim myVar As Double, myVar2 As Integer</text:p>
          </table:table-cell>
          <table:table-cell table:style-name="Table1.B2" office:value-type="string">
            <text:p text:style-name="P18">Dim myVar As Double, myVar2 As Integer. This will create a double-type variable and an integer-<text:soft-page-break/>type variable. </text:p>
          </table:table-cell>
        </table:table-row>
        <table:table-row>
          <table:table-cell table:style-name="Table1.A2" office:value-type="string">
            <text:p text:style-name="P18">Dim myVar as Integer = 5</text:p>
          </table:table-cell>
          <table:table-cell table:style-name="Table1.B2" office:value-type="string">
            <text:p text:style-name="P18">This will create an integer-type variable and set the value of the variable to 5. </text:p>
          </table:table-cell>
        </table:table-row>
        <table:table-row>
          <table:table-cell table:style-name="Table1.A2" office:value-type="string">
            <text:p text:style-name="P18">Dim myVar As Double = 5.5, myVar2 As Integer = 5</text:p>
          </table:table-cell>
          <table:table-cell table:style-name="Table1.B2" office:value-type="string">
            <text:p text:style-name="P18">This will create a double-type variable and set the value to 5.5, and an integer-type variable and set the value to 5. </text:p>
          </table:table-cell>
        </table:table-row>
        <table:table-row>
          <table:table-cell table:style-name="Table1.A2" office:value-type="string">
            <text:p text:style-name="P18">Dim Shared as Integer myInt</text:p>
          </table:table-cell>
          <table:table-cell table:style-name="Table1.B2" office:value-type="string">
            <text:p text:style-name="P17"><text:s/>This will create a shared (global)variable myInt accessible anywhere within your program. </text:p>
            <text:list xml:id="list1271061496" text:style-name="L2">
              <text:list-header>
                <text:p text:style-name="P30"/>
              </text:list-header>
            </text:list>
          </table:table-cell>
        </table:table-row>
      </table:table>
      <text:p text:style-name="P4"/>
      <text:list xml:id="list1131329540" text:style-name="L3">
        <text:list-header>
          <text:p text:style-name="P29"><text:s/></text:p>
          <text:p text:style-name="P29"/>
        </text:list-header>
      </text:list>
      <text:p text:style-name="analysis"><text:span text:style-name="T4">Caution</text:span> Dim myVar, myVar2 As Double. This may look like it creates two double-type variables, however myVar will not be defined and will result in compilation errors Use rule 2 if you want to create multiple variables of the same type. </text:p>
      <text:h text:style-name="P22" text:outline-level="2">Shared Variables </text:h>
      <text:p text:style-name="P4">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p text:style-name="P4"/>
      <text:p text:style-name="supplemental">The number of variables in your program (as well as the program itself) is limited only by your available memory, up to 2 gigabytes. </text:p>
      <text:h text:style-name="P22" text:outline-level="2">Static Variables </text:h>
      <text:p text:style-name="P4"/>
      <text:p text:style-name="P4">Static variables are used within subroutines and functions and retain their values between calls to the subroutine or functions. The following program demonstrates using a static variable as a counter within a subroutine. </text:p>
      <text:p text:style-name="P4"/>
      <text:list xml:id="list2657380263" text:style-name="L4">
        <text:list-item>
          <text:p text:style-name="P20">sub StaticSub()</text:p>
        </text:list-item>
        <text:list-item>
          <text:p text:style-name="P20">Dimension a static variable</text:p>
        </text:list-item>
        <text:list-item>
          <text:p text:style-name="P20"><text:tab/>Static cnt As Integer4</text:p>
        </text:list-item>
        <text:list-item>
          <text:p text:style-name="P20"/>
        </text:list-item>
        <text:list-item>
          <text:p text:style-name="P20"><text:tab/>'Increment the count6</text:p>
        </text:list-item>
        <text:list-item>
          <text:p text:style-name="P20"><text:tab/>cnt += 17</text:p>
        </text:list-item>
        <text:list-item>
          <text:p text:style-name="P20"><text:tab/>Print "In StaticSub";cnt;" time(s)."</text:p>
        </text:list-item>
        <text:list-item>
          <text:p text:style-name="P20"/>
        </text:list-item>
        <text:list-item>
          <text:p text:style-name="P20">END Sub</text:p>
        </text:list-item>
        <text:list-item>
          <text:p text:style-name="P20"/>
        </text:list-item>
        <text:list-item>
          <text:p text:style-name="P20">'Dimension working variable</text:p>
        </text:list-item>
        <text:list-item>
          <text:p text:style-name="P20"/>
        </text:list-item>
        <text:list-item>
          <text:p text:style-name="P20">DIM i As Integer</text:p>
        </text:list-item>
        <text:list-item>
          <text:p text:style-name="P20"/>
        </text:list-item>
        <text:list-item>
          <text:p text:style-name="P20"><text:soft-page-break/>'Call sub 10 times</text:p>
        </text:list-item>
        <text:list-item>
          <text:p text:style-name="P20"/>
        </text:list-item>
        <text:list-item>
          <text:p text:style-name="P20">FOR i = 1 To 1015</text:p>
        </text:list-item>
        <text:list-item>
          <text:p text:style-name="P20"><text:tab/>StaticSub</text:p>
        </text:list-item>
        <text:list-item>
          <text:p text:style-name="P20"/>
        </text:list-item>
        <text:list-item>
          <text:p text:style-name="P20">NEXT</text:p>
        </text:list-item>
        <text:list-item>
          <text:p text:style-name="P20"/>
        </text:list-item>
        <text:list-item>
          <text:p text:style-name="P20">SLEEP</text:p>
        </text:list-item>
        <text:list-item>
          <text:p text:style-name="P20"/>
        </text:list-item>
        <text:list-item>
          <text:p text:style-name="P20">END</text:p>
        </text:list-item>
      </text:list>
      <text:p text:style-name="P4">Listing 2.1: static.bas </text:p>
      <text:p text:style-name="P4"/>
      <text:p text:style-name="P4"><text:tab/>Analysis: In line 1 the subroutine StaticSub is defined. A subroutine is code that is </text:p>
      <text:p text:style-name="P4">executed only when called by the subroutine name which, in this case, is StaticSub. Line3 dimensions a static variable cnt, which is incremented when the subroutine is called in </text:p>
      <text:p text:style-name="P4">line 6. Line 7 prints out the current value of cnt to the console screen. </text:p>
      <text:p text:style-name="P4"/>
      <text:p text:style-name="P4">In line 10 a working variable that will be used in the For-Next is declared. Lines 14through 16 define the For-Next loop which will call StaticSub 10 times. Line 18 waits for a key press and line 19 ends the program. </text:p>
      <text:p text:style-name="P4"/>
      <text:p text:style-name="P4">Running the program in FBIde, you should get the following output. </text:p>
      <text:p text:style-name="P4"/>
      <text:p text:style-name="P4">In StaticSub 1 time(s). </text:p>
      <text:p text:style-name="P4">In StaticSub 2 time(s). </text:p>
      <text:p text:style-name="P4">In StaticSub 3 time(s). </text:p>
      <text:p text:style-name="P4">In StaticSub 4 time(s). </text:p>
      <text:p text:style-name="P4">In StaticSub 5 time(s). </text:p>
      <text:p text:style-name="P4">In StaticSub 6 time(s). </text:p>
      <text:p text:style-name="P4">In StaticSub 7 time(s). </text:p>
      <text:p text:style-name="P4">In StaticSub 8 time(s). </text:p>
      <text:p text:style-name="P4">In StaticSub 9 time(s). </text:p>
      <text:p text:style-name="P4">In StaticSub 10 time(s). </text:p>
      <text:p text:style-name="P4"/>
      <text:p text:style-name="P4"/>
      <text:p text:style-name="P4">Output 2.1: Output of static.bas </text:p>
      <text:p text:style-name="P4"/>
      <text:p text:style-name="P4">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4">their values and are static by default. </text:p>
      <text:p text:style-name="P4"/>
      <text:h text:style-name="P22" text:outline-level="2">Common Variables </text:h>
      <text:p text:style-name="P4"/>
      <text:p text:style-name="P4">Variables declared as Common can be shared between multiple code modules, that is between multiple bas files in the same program. Common variables will be discussed in detail later in this book. </text:p>
      <text:p text:style-name="P4"/>
      <text:h text:style-name="P22" text:outline-level="2"><text:soft-page-break/>Extern and Import Variables </text:h>
      <text:p text:style-name="P4"/>
      <text:p text:style-name="P4">Extern and Import are used when creating DLL's and like Common, are designed to share variables in different modules. Extern and Import will be discussed in detail in the chapter on creating DLLs with FreeBasic. </text:p>
      <text:p text:style-name="P4"/>
      <text:p text:style-name="P4"/>
      <text:h text:style-name="P22" text:outline-level="2">Using Different Number Formats </text:h>
      <text:p text:style-name="P4"/>
      <text:p text:style-name="P4">Besides decimal numbers, FreeBasic is able to recognize numbers in hexadecimal,</text:p>
      <text:p text:style-name="P4">binary and octal formats. Table 3.4 lists the number base and format to use. </text:p>
      <text:p text:style-name="P4"/>
      <text:p text:style-name="P4">Number Base Format </text:p>
      <text:p text:style-name="P4">Decimal myVar = 254 </text:p>
      <text:p text:style-name="P4">Hexadecimal myVar = &amp;HFE </text:p>
      <text:p text:style-name="P4">Binary myVar = &amp;B11111110 </text:p>
      <text:p text:style-name="P4">Octal myVar = &amp;O376 </text:p>
      <text:p text:style-name="P4">Exponential Numbers myVar = 243E10 </text:p>
      <text:p text:style-name="P4"/>
      <text:p text:style-name="P4">Table 2.4: Format of Number Bases </text:p>
      <text:p text:style-name="P4"/>
      <text:h text:style-name="P31" text:outline-level="3">Hexadecimal Numbers </text:h>
      <text:p text:style-name="P4"/>
      <text:p text:style-name="P4">Hexadecimal is a base 16 numbering scheme and have digits in the range of 0 to F.</text:p>
      <text:p text:style-name="P4">Hexadecimal numbers are commonly used as constant values in the Windows API and <text:s/>many third party libraries as it is a compact way to represent a large value. To indicate a hexa decimal number, use the &amp;H prefix. </text:p>
      <text:p text:style-name="P4"/>
      <text:h text:style-name="P31" text:outline-level="3">Binary Numbers </text:h>
      <text:p text:style-name="P4"/>
      <text:p text:style-name="P4">Binary is a base 2 numbering scheme and have digits in the range of 0 and 1.</text:p>
      <text:p text:style-name="P4">Binary is the language of the computer. Although we can enter numbers and letters into the computer, it all must be translated into binary before the computer can understand it. To indicate a binary number, use the &amp;B prefix. </text:p>
      <text:p text:style-name="P4"/>
      <text:h text:style-name="P31" text:outline-level="3">Octal Numbers </text:h>
      <text:p text:style-name="P4"/>
      <text:p text:style-name="P4">Octal is a base eight numbering scheme and have digits in the range of 0 to 7.</text:p>
      <text:p text:style-name="P4">Octal numbers were very popular in early computer systems, but aren’t used much today except in some specialized applications. To indicate an octal number, use the &amp;O prefix. </text:p>
      <text:p text:style-name="P4"/>
      <text:h text:style-name="P31" text:outline-level="3"><text:soft-page-break/>Exponential Numbers </text:h>
      <text:p text:style-name="P4"/>
      <text:p text:style-name="P4">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h text:style-name="P23" text:outline-level="2"/>
      <text:h text:style-name="P23" text:outline-level="2"/>
      <text:h text:style-name="P22" text:outline-level="2">Exercises </text:h>
      <text:p text:style-name="P4"/>
      <text:p text:style-name="P4">1) What data type would be the best to store the number 196? </text:p>
      <text:p text:style-name="P4">2) What data type would be the best to store the number 2.134? </text:p>
      <text:p text:style-name="P4">3) What data type is the best for general usage on 32-bit systems? </text:p>
      <text:p text:style-name="P4">4) What is the difference between signed and unsigned data types? </text:p>
      <text:p text:style-name="P4">5) What prefix would you use to designate a binary number? </text:p>
      <text:p text:style-name="P4">6) What prefix would you use to designate a hexadecimal number? </text:p>
      <text:p text:style-name="P4">7) What Alphabetic letters are allowed in a hexadecimal number? </text:p>
      <text:p text:style-name="P4">8) What would the hexadecimal number 1AF be in decimal form?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left="0in" fo:margin-right="0in" fo:margin-top="0in" fo:margin-bottom="0in" loext:contextual-spacing="false" fo:text-indent="0in" style:auto-text-indent="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2 Numeric Data Types </dc:title>
    <dc:date>2018-12-31T12:08:49.314000000</dc:date>
    <meta:editing-duration>PT2H19M24S</meta:editing-duration>
    <meta:editing-cycles>11</meta:editing-cycles>
    <meta:generator>LibreOffice/6.1.2.1$Windows_x86 LibreOffice_project/65905a128db06ba48db947242809d14d3f9a93fe</meta:generator>
    <meta:document-statistic meta:table-count="5" meta:image-count="0" meta:object-count="0" meta:page-count="9" meta:paragraph-count="201" meta:word-count="2833" meta:character-count="16542" meta:non-whitespace-character-count="13769"/>
    <meta:template xlink:type="simple" xlink:actuate="onRequest" xlink:title="" xlink:href="../fbeginnerm.odm" meta:date="2018-11-21T20:01:21.590057868"/>
  </office:meta>
</office:document-meta>
</file>